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Yu Mincho" svg:font-family="Yu Mincho" style:font-family-generic="roman" style:font-pitch="variable" svg:panose-1="2 2 4 0 0 0 0 0 0 0"/>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text-properties fo:font-size="22pt" style:font-size-asian="22pt" style:font-size-complex="22pt"/>
    </style:style>
    <style:style style:name="P2" style:parent-style-name="Normal" style:family="paragraph">
      <style:text-properties fo:font-size="22pt" style:font-size-asian="22pt" style:font-size-complex="22pt"/>
    </style:style>
    <style:style style:name="P3" style:parent-style-name="Normal" style:family="paragraph">
      <style:text-properties fo:font-size="22pt" style:font-size-asian="22pt" style:font-size-complex="22pt"/>
    </style:style>
    <style:style style:name="P4" style:parent-style-name="Normal" style:family="paragraph">
      <style:text-properties fo:font-size="22pt" style:font-size-asian="22pt" style:font-size-complex="22pt"/>
    </style:style>
    <style:style style:name="P5" style:parent-style-name="Normal" style:family="paragraph">
      <style:text-properties fo:font-size="22pt" style:font-size-asian="22pt" style:font-size-complex="22pt"/>
    </style:style>
    <style:style style:name="P6" style:parent-style-name="Normal" style:family="paragraph">
      <style:text-properties fo:font-size="22pt" style:font-size-asian="22pt" style:font-size-complex="22pt"/>
    </style:style>
    <style:style style:name="P7" style:parent-style-name="Normal" style:family="paragraph">
      <style:text-properties fo:font-size="22pt" style:font-size-asian="22pt" style:font-size-complex="22pt"/>
    </style:style>
    <style:style style:name="T8" style:parent-style-name="DefaultParagraphFont" style:family="text">
      <style:text-properties fo:font-size="22pt" style:font-size-asian="22pt" style:font-size-complex="22pt"/>
    </style:style>
  </office:automatic-styles>
  <office:body>
    <office:text text:use-soft-page-breaks="true">
      <text:p text:style-name="P1">Phase 1<text:s/>Project name:Sentiment analysis for Marketing.</text:p>
      <text:p text:style-name="P2">Sentiment analysis is a marketing tool that helps you examine the way people interact with a brand online. This method is more comprehensive than traditional online marketing tracking, which measures the number of online interactions that customers have with a brand, like comments and shares. Using sentiment analysis, you can label individual interactions as positive, negative or neutral. Once you've figured out how to determine and track these labels, you can use this new data set for a variety of marketing purposes, including your online strategy.<text:s/></text:p>
      <text:p text:style-name="P3">Sentimental analysis is an extremely useful tool to have since higher numbers of interactions don't always equate to better results. For example, if you were to receive 10 replies on a social post and all of them were positive, your post likely had a more compelling effect on your audience than if you receive 100 replies with only 10 of them being positive. The primary purpose of sentiment analysis is to respond to commentary more constructively.</text:p>
      <text:p text:style-name="P4">To perform sentiment analysis, a marketing team might use a software platform that creates an algorithm to monitor customer engagement online.<text:s/></text:p>
      <text:p text:style-name="P5"><text:s text:c="7"/>There are three fundamental ways to develop an algorithm for distinguishing social sentiment:</text:p>
      <text:p text:style-name="P6"><text:s text:c="2"/>1.Manual analysis: This type uses manually created rules based on neurolinguistic principles, such as stemming and tokenization. It takes a long time to set up, but it's easy to change and customize.</text:p>
      <text:p text:style-name="P7">2.Automatic analysis: This type uses machine learning techniques that use neural networks and statistical models to classify language. It can be challenging to change, but it's easy to set up and manage.</text:p>
      <text:p text:style-name="Normal"><text:span text:style-name="T8">3.Hybrid analysis: This type uses both rules-based and machine-learning analyses. It's a balanced approach that most social listening applications employ.</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Yu Mincho" svg:font-family="Yu Mincho" style:font-family-generic="roman" style:font-pitch="variable" svg:panose-1="2 2 4 0 0 0 0 0 0 0"/>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Calibri" style:font-name-asian="Yu Mincho"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style:letter-kerning="false"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nisha v</meta:initial-creator>
    <dc:creator>nisha v</dc:creator>
    <meta:creation-date>2023-10-10T14:49:00Z</meta:creation-date>
    <dc:date>2023-10-10T14:49:00Z</dc:date>
    <meta:template xlink:href="Normal.dotm" xlink:type="simple"/>
    <meta:editing-cycles>14</meta:editing-cycles>
    <meta:editing-duration>PT480S</meta:editing-duration>
    <meta:document-statistic meta:page-count="1" meta:paragraph-count="3" meta:word-count="278" meta:character-count="1866" meta:row-count="13" meta:non-whitespace-character-count="1591"/>
  </office:meta>
</office:document-meta>
</file>